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1c3f79"/>
    </style:style>
    <style:style style:name="T1" style:family="text">
      <style:text-properties officeooo:rsid="001aa84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একজন এডমিন ক্লাইন্ট থেকে প্রাপ্ত অর্ডার এবং কোন খাদ্য খাদ্যলিস্টে যোগ করতে চাইলে তাকে অবশ্যই নিজের পারসোনাল নাম, ইমেইল এবং পাসওয়ার্ড দিয়ে আগে রেজিস্ট্রেশন করতে হবে। রেজিস্ট্রেশন করার পর সে মূলত লগইন করার পর অর্ডার লিস্ট দেখতে পাবে অন্যথায় সে অর্ডার লিস্ট দেখতেও পাবেনা এবং খাবার লিস্টেও সে খাবার অ্যাড করতে পারবেনা। <text:span text:style-name="T1">(এইটা এডমিনের রেজিস্ট্রেশন নিয়ে লিখা। ফিগার ২)</text:span></text:p>
      <text:p text:style-name="Standard"/>
      <text:p text:style-name="Standard">একজন ক্লাইন্ট খাবার লিস্ট থেকে খাবারের নাম, দাম এবং খাবার সম্বন্ধে বিশদভাবে জানতে পারবেন। কিন্তু তিনি যদি খাবারটা গ্রহণ করতে চান তো তাকে অবশ্যই আগে তার নাম, ইমেইল দিয়ে রেজিস্ট্রেশন করতে হবে করার পর তাকে <text:s/>তার নাম এবং পাসওয়ার্ড দিয়ে লগইন করতে হবে। লগইন করার পর তার পছন্দের খাবার অর্ডার করতে পারবে। অর্ডার করার পর সে চাইলে লগ আউট ও হতে পারবেন। (এইটা ক্লাইন্টের জন্য ফিগার ৩) </text:p>
      <text:p text:style-name="Standard"/>
      <text:p text:style-name="Standard">একজন এডমিন খাবার লিস্টে খাবার অ্যাড করতে চাইলে তাকে প্রথমে অবশ্যই লগইন করতে হবে। লগইন করার পর খাবারের নাম, দাম, বিশদভাবে খাবার সম্পর্কে লিখে তা সেভ করলে তা ক্লাইন্ট খাবার এর নাম দাম দেখতে পারবেন। (ফিগার ৪) </text:p>
      <text:p text:style-name="Standard"/>
      <text:p text:style-name="P1">কোন ক্লাইন্ট খাবার গ্রহণের পর সে খাবার সম্পরকে কমেন্ট করতে পারবেন। স্কোর দিতে পারবেন। কমেন্ট বা স্কোর করতে চাইলে তাকে অবশ্যই লগইন করতে হবে, খাবারের নাম লিখতে হবে, কমেন্ট লিখতে হবে এবং স্কোর সিলেক্ট করে তা পোস্ট করতে হবে। (ফিগার ৫)</text:p>
      <text:p text:style-name="P1"/>
      <text:p text:style-name="P1"><text:s/>আর ভাই ফিগার ৬ এর জন্য ফুল প্রজেক্ট কেমনে কাজ করছে তা আলচনা করতে হবে। আপনি দয়া করে আপনার মত করে লিখে দিয়েন।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0T16:25:46.862642559</meta:creation-date>
    <dc:date>2018-12-20T16:45:32.434970881</dc:date>
    <meta:editing-duration>PT8M55S</meta:editing-duration>
    <meta:editing-cycles>1</meta:editing-cycles>
    <meta:generator>LibreOffice/6.0.7.3$Linux_X86_64 LibreOffice_project/00m0$Build-3</meta:generator>
    <meta:document-statistic meta:table-count="0" meta:image-count="0" meta:object-count="0" meta:page-count="1" meta:paragraph-count="5" meta:word-count="227" meta:character-count="871" meta:non-whitespace-character-count="644"/>
  </office:meta>
</office:document-meta>
</file>